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BP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8" calcext:value-type="float">
            <text:p>94.88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/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7.25" calcext:value-type="float">
            <text:p>97.25</text:p>
          </table:table-cell>
          <table:table-cell table:formula="of:=15/28" office:value-type="float" office:value="0.535714285714286" calcext:value-type="float">
            <text:p>0.5357142857</text:p>
          </table:table-cell>
          <table:table-cell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/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92" calcext:value-type="float">
            <text:p>98.92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63" calcext:value-type="float">
            <text:p>99.63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8.33" calcext:value-type="float">
            <text:p>78.33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 table:formula="of:=21/28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4.42" calcext:value-type="float">
            <text:p>94.42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28" office:value-type="float" office:value="0.428571428571429" calcext:value-type="float">
            <text:p>0.4285714286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8.08" calcext:value-type="float">
            <text:p>98.08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7.92" calcext:value-type="float">
            <text:p>97.92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2.83" calcext:value-type="float">
            <text:p>92.83</text:p>
          </table:table-cell>
          <table:table-cell table:formula="of:=19/28" office:value-type="float" office:value="0.678571428571429" calcext:value-type="float">
            <text:p>0.6785714286</text:p>
          </table:table-cell>
          <table:table-cell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4.96" calcext:value-type="float">
            <text:p>94.96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5-03">00/00/0000</text:date>, <text:time style:data-style-name="N2" text:time-value="14:03:04.57189584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5-03T14:03:19.663923052</dc:date>
    <meta:editing-duration>PT5H43M53S</meta:editing-duration>
    <meta:editing-cycles>28</meta:editing-cycles>
    <meta:document-statistic meta:table-count="1" meta:cell-count="370" meta:object-count="0"/>
  </office:meta>
</office:document-meta>
</file>